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B00000072B89E8F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00" draw:fill-color="#000000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16cm" svg:height="4.02cm" svg:x="5.977cm" svg:y="12.898cm">
          <draw:image xlink:href="Pictures/100000000000010B00000072B89E8F0D.png" xlink:type="simple" xlink:show="embed" xlink:actuate="onLoad">
            <text:p/>
          </draw:image>
        </draw:frame>
        <draw:custom-shape draw:style-name="gr2" draw:text-style-name="P1" draw:layer="layout" svg:width="8.6cm" svg:height="2.8cm" svg:x="6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21:02:39</meta:creation-date>
    <dc:date>2010-07-09T21:08:44</dc:date>
    <dc:creator>Sandeep Bhat</dc:creator>
    <meta:editing-duration>PT00H05M14S</meta:editing-duration>
    <meta:editing-cycles>4</meta:editing-cycles>
    <meta:generator>OpenOffice.org/3.1$Linux OpenOffice.org_project/310m19$Build-9420</meta:generator>
    <meta:document-statistic meta:object-count="2"/>
  </office:meta>
</office:document-meta>
</file>